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officeooo:rsid="001f4772" officeooo:paragraph-rsid="001f4772" style:font-size-asian="12pt" style:font-size-complex="12pt"/>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4pt" officeooo:rsid="001f4772" officeooo:paragraph-rsid="001f4772" style:font-size-asian="14pt" style:font-size-complex="14pt"/>
    </style:style>
    <style:style style:name="P5" style:family="paragraph" style:parent-style-name="Standard">
      <style:text-properties fo:font-size="10pt" officeooo:rsid="001f4772" officeooo:paragraph-rsid="001f4772" style:font-size-asian="8.75pt" style:font-size-complex="10pt"/>
    </style:style>
    <style:style style:name="T1" style:family="text">
      <style:text-properties officeooo:rsid="001f4772"/>
    </style:style>
    <style:style style:name="T2" style:family="text">
      <style:text-properties fo:font-size="12pt" style:font-size-asian="12pt" style:font-size-complex="12pt"/>
    </style:style>
    <style:style style:name="T3" style:family="text">
      <style:text-properties fo:font-size="12pt" officeooo:rsid="001f4772"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ATTERN RECOGNITION</text:p>
      <text:p text:style-name="P2"/>
      <text:p text:style-name="P2">ABSTRACT</text:p>
      <text:p text:style-name="P1"/>
      <text:p text:style-name="P1"/>
      <text:p text:style-name="P3"><text:span text:style-name="T1">T</text:span>his talk is concerned with important aspects of AI (Artificial Intelligence) and PR (Pattern</text:p>
      <text:p text:style-name="P3">Recognition), including the following: Basic Concept of 2-dimmensional Automata theory and its</text:p>
      <text:p text:style-name="P3">applications to AIPR. Brief Overview of Artificial Intelligence (AI), Brief Overview of Pattern</text:p>
      <text:p text:style-name="P3">Recognition (PR), What is (IPR)? Interactive Pattern Recognition Concept, Importance of</text:p>
      <text:p text:style-name="P3">Measurement and Ambiguity, How it works, in relation to the concept of Modeling and</text:p>
      <text:p text:style-name="P3">Simulation, Basic Principles and Applications to Computer Vision, Image Processing , and</text:p>
      <text:p text:style-name="P3">Biomedical Image Analysis. Also talk about how to disambiguate an ambiguous image? and more</text:p>
      <text:p text:style-name="P3">Examples and Applications of Learning using Computer Vision. Finally, some future research</text:p>
      <text:p text:style-name="P3">directions are discusse<text:span text:style-name="T1">d.</text:span>Pattern recognition is a fascinating field that involves teaching computers to recognize regularities and meaningful structures within data. Just as we humans recognize familiar faces or identify objects in our surroundings, computers can learn to discern patterns in various forms of information. This abstract concept is essential in applications like image and speech recognition, medical diagnosis, and even fraud detection. In this overview, we delve into the world of pattern recognition, exploring how computers are trained to spot these patterns, the techniques they use, and the wide range of real-world scenarios where pattern recognition plays a crucial role. By grasping the basics of pattern recognition, we can gain insights into how machines can learn to make sense of the complex world around us.</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Harsh vishwakarma </text:p>
      <text:p text:style-name="P5">TE-B 67</text:p>
      <text:p text:style-name="P5">Mentor name- Ms.Pradnya Tapk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1T12:30:35.707930162</meta:creation-date>
    <dc:date>2023-08-11T12:40:11.696273369</dc:date>
    <meta:editing-duration>PT9M36S</meta:editing-duration>
    <meta:editing-cycles>1</meta:editing-cycles>
    <meta:document-statistic meta:table-count="0" meta:image-count="0" meta:object-count="0" meta:page-count="1" meta:paragraph-count="14" meta:word-count="238" meta:character-count="1640" meta:non-whitespace-character-count="1415"/>
    <meta:generator>LibreOffice/6.4.7.2$Linux_X86_64 LibreOffice_project/40$Build-2</meta:generator>
  </office:meta>
</office:document-meta>
</file>